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75cm"/>
    </style:style>
    <style:style style:name="ro1"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office:automatic-styles>
  <office:body>
    <office:spreadsheet>
      <table:table table:name="contents" table:style-name="ta1" table:print="false">
        <table:table-column table:style-name="co1" table:default-cell-style-name="Default"/>
        <table:table-column table:style-name="co2" table:default-cell-style-name="Default"/>
        <table:table-row table:style-name="ro1">
          <table:table-cell office:value-type="float" office:value="1">
            <text:p>1</text:p>
          </table:table-cell>
          <table:table-cell office:value-type="string">
            <text:p>opponent_has_few_fights</text:p>
          </table:table-cell>
        </table:table-row>
        <table:table-row table:style-name="ro1">
          <table:table-cell office:value-type="float" office:value="1">
            <text:p>1</text:p>
          </table:table-cell>
          <table:table-cell office:value-type="string">
            <text:p>opponent_is_top_ranked</text:p>
          </table:table-cell>
        </table:table-row>
        <table:table-row table:style-name="ro1">
          <table:table-cell office:value-type="float" office:value="2">
            <text:p>2</text:p>
          </table:table-cell>
          <table:table-cell office:value-type="string">
            <text:p>opponent_has_few_fights &amp;&amp; opponent_won_last_fight</text:p>
          </table:table-cell>
        </table:table-row>
        <table:table-row table:style-name="ro1">
          <table:table-cell table:style-name="ce1" office:value-type="float" office:value="4">
            <text:p>4</text:p>
          </table:table-cell>
          <table:table-cell office:value-type="string">
            <text:p>fighter_about_to_retire &amp;&amp; fighter_is_champ &amp;&amp; opponent_is_young &amp;&amp; opponent_is_top_ranked</text:p>
          </table:table-cell>
        </table:table-row>
      </table:table>
      <table:table table:name="opponent_has_few_fights" table:style-name="ta1" table:print="false">
        <table:table-column table:style-name="co1" table:default-cell-style-name="Default"/>
        <table:table-row table:style-name="ro1">
          <table:table-cell office:value-type="string">
            <text:p>Ooo yummy! Fresh meat</text:p>
          </table:table-cell>
        </table:table-row>
      </table:table>
      <table:table table:name="opponent_is_top_ranked" table:style-name="ta1" table:print="false">
        <table:table-column table:style-name="co1" table:default-cell-style-name="Default"/>
        <table:table-row table:style-name="ro1">
          <table:table-cell office:value-type="string">
            <text:p>A worthy opponent at last</text:p>
          </table:table-cell>
        </table:table-row>
      </table:table>
      <table:table table:name="opponent_has_few_fights &amp;&amp; opponent_won_last_fight" table:style-name="ta1" table:print="false">
        <table:table-column table:style-name="co1" table:default-cell-style-name="Default"/>
        <table:table-row table:style-name="ro1">
          <table:table-cell office:value-type="string">
            <text:p>This newbie got lucky last time. It won't happen again</text:p>
          </table:table-cell>
        </table:table-row>
      </table:table>
      <table:table table:name="fighter_about_to_retire &amp;&amp; fighter_is_champ &amp;&amp; opponent_is_young &amp;&amp; opponent_is_top_ranked" table:style-name="ta1" table:print="false">
        <table:table-column table:style-name="co1" table:default-cell-style-name="Default"/>
        <table:table-row table:style-name="ro1">
          <table:table-cell office:value-type="string">
            <text:p>My friends and family are telling me I should hang up my gloves while I'm on top. You know, retire gracefully. And I'm tempted.\nExcept...\n...except I start hearing about the next in line to face me. This kid is young...in their prime...and the fans love them like they used to love me.\nI have to prove myself. Just one last tim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4">04/04/2019</text:date>, <text:time>22:38: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S</meta:initial-creator>
    <meta:creation-date>2019-03-16T19:35:44</meta:creation-date>
    <meta:generator>OpenOffice/4.1.6$Unix OpenOffice.org_project/416m1$Build-9790</meta:generator>
    <dc:date>2019-04-04T22:38:49</dc:date>
    <dc:creator>S S</dc:creator>
    <meta:editing-duration>P1DT22H42M29S</meta:editing-duration>
    <meta:editing-cycles>21</meta:editing-cycles>
    <meta:document-statistic meta:table-count="5" meta:cell-count="12" meta:object-count="0"/>
  </office:meta>
</office:document-meta>
</file>